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8.15cm" fo:min-width="1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7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2.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3.1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8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2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6cm"/>
    </style:style>
    <style:style style:name="gr12" style:family="graphic" style:parent-style-name="objectwithoutfill">
      <style:graphic-properties draw:stroke="solid" draw:stroke-dash="Fine_20_Dashed" svg:stroke-color="#a3238e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marker-end="Arrow" draw:marker-end-width="0.3cm" draw:fill="none" draw:fill-color="#ffffff" draw:textarea-vertical-align="middle"/>
    </style:style>
    <style:style style:name="gr14" style:family="graphic" style:parent-style-name="objectwithoutfill">
      <style:graphic-properties svg:stroke-color="#a3238e"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6cm"/>
    </style:style>
    <style:style style:name="gr16" style:family="graphic" style:parent-style-name="objectwithoutfill">
      <style:graphic-properties svg:stroke-color="#a3238e" draw:marker-start="Arrow" draw:marker-start-width="0.3cm" draw:marker-end="Arrow" draw:marker-end-width="0.3cm" draw:fill="none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9cm"/>
    </style:style>
    <style:style style:name="gr19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12.5cm" svg:height="8.4cm" svg:x="5.3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0.9cm" svg:x="10.2cm" svg:y="16.2cm">
          <text:p text:style-name="P2"><text:span text:style-name="T1">Mesh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9" draw:id="id19" draw:layer="layout" svg:width="1.9cm" svg:height="1.1cm" svg:x="5.7cm" svg:y="18.5cm">
          <text:p text:style-name="P2"><text:span text:style-name="T1">Poi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2cm" svg:height="1.1cm" svg:x="9cm" svg:y="18.5cm">
          <text:p text:style-name="P2"><text:span text:style-name="T1">Edg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9cm" svg:height="1.1cm" svg:x="12.4cm" svg:y="18.5cm">
          <text:p text:style-name="P2"><text:span text:style-name="T1">Cel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2.2cm" svg:height="1.1cm" svg:x="15.2cm" svg:y="18.5cm">
          <text:p text:style-name="P2"><text:span text:style-name="T1">Patch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3.3cm" svg:height="1.1cm" svg:x="6.5cm" svg:y="23cm">
          <text:p text:style-name="P2"><text:span text:style-name="T1">EdgeInterna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6cm" svg:height="1.1cm" svg:x="10.2cm" svg:y="23cm">
          <text:p text:style-name="P2"><text:span text:style-name="T1">EdgeBoundary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15cm" svg:y1="23cm" svg:x2="10.1cm" svg:y2="19.6cm" draw:start-shape="id1" draw:start-glue-point="0" draw:end-shape="id2" draw:end-glue-point="2" svg:d="M8150 23000l1950-3400" svg:viewBox="0 0 1951 3401">
          <text:p/>
        </draw:connector>
        <draw:connector draw:style-name="gr7" draw:text-style-name="P3" draw:layer="layout" draw:type="line" svg:x1="12cm" svg:y1="23cm" svg:x2="10.1cm" svg:y2="19.6cm" draw:start-shape="id3" draw:start-glue-point="0" draw:end-shape="id2" draw:end-glue-point="2" svg:d="M12000 23000l-1900-3400" svg:viewBox="0 0 1901 3401">
          <text:p/>
        </draw:connector>
        <draw:custom-shape draw:style-name="gr2" draw:text-style-name="P1" xml:id="id13" draw:id="id13" draw:layer="layout" svg:width="2.6cm" svg:height="0.9cm" svg:x="19.9cm" svg:y="16.3cm">
          <text:p text:style-name="P2"><text:span text:style-name="T1">Probl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2.6cm" svg:height="0.9cm" svg:x="23cm" svg:y="23.2cm">
          <text:p text:style-name="P2"><text:span text:style-name="T1">Boundar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9cm" svg:height="1.1cm" svg:x="22.5cm" svg:y="25.4cm">
          <text:p text:style-name="P2"><text:span text:style-name="T1">Sli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1.7cm" svg:height="1.1cm" svg:x="24.6cm" svg:y="25.4cm">
          <text:p text:style-name="P2"><text:span text:style-name="T1">Ope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2.3cm" svg:height="1.1cm" svg:x="26.5cm" svg:y="25.4cm">
          <text:p text:style-name="P2"><text:span text:style-name="T1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2.2cm" svg:height="1.1cm" svg:x="20.1cm" svg:y="25.4cm">
          <text:p text:style-name="P2"><text:span text:style-name="T1">Sin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3.45cm" svg:y1="25.4cm" svg:x2="24.3cm" svg:y2="24.1cm" draw:start-shape="id4" draw:start-glue-point="0" draw:end-shape="id5" draw:end-glue-point="2" svg:d="M23450 25400l850-1300" svg:viewBox="0 0 851 1301">
          <text:p/>
        </draw:connector>
        <draw:connector draw:style-name="gr7" draw:text-style-name="P3" draw:layer="layout" draw:type="line" svg:x1="25.45cm" svg:y1="25.4cm" svg:x2="24.3cm" svg:y2="24.1cm" draw:start-shape="id6" draw:start-glue-point="0" draw:end-shape="id5" draw:end-glue-point="2" svg:d="M25450 25400l-1150-1300" svg:viewBox="0 0 1151 1301">
          <text:p/>
        </draw:connector>
        <draw:connector draw:style-name="gr7" draw:text-style-name="P3" draw:layer="layout" draw:type="line" svg:x1="27.65cm" svg:y1="25.4cm" svg:x2="24.3cm" svg:y2="24.1cm" draw:start-shape="id7" draw:start-glue-point="0" draw:end-shape="id5" draw:end-glue-point="2" svg:d="M27650 25400l-3350-1300" svg:viewBox="0 0 3351 1301">
          <text:p/>
        </draw:connector>
        <draw:connector draw:style-name="gr7" draw:text-style-name="P3" draw:layer="layout" draw:type="line" svg:x1="21.2cm" svg:y1="25.4cm" svg:x2="24.3cm" svg:y2="24.1cm" draw:start-shape="id8" draw:start-glue-point="0" draw:end-shape="id5" draw:end-glue-point="2" svg:d="M21200 25400l3100-1300" svg:viewBox="0 0 3101 1301">
          <text:p/>
        </draw:connector>
        <draw:custom-shape draw:style-name="gr10" draw:text-style-name="P1" xml:id="id10" draw:id="id10" draw:layer="layout" svg:width="2.7cm" svg:height="0.9cm" svg:x="27.8cm" svg:y="16.3cm">
          <text:p text:style-name="P2"><text:span text:style-name="T1">Flu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2.1cm" svg:height="1.1cm" svg:x="25.9cm" svg:y="18.6cm">
          <text:p text:style-name="P2"><text:span text:style-name="T1">LLF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1.9cm" svg:height="1.1cm" svg:x="28.2cm" svg:y="18.6cm">
          <text:p text:style-name="P2"><text:span text:style-name="T1">HL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2cm" svg:height="1.1cm" svg:x="30.3cm" svg:y="18.6cm">
          <text:p text:style-name="P2"><text:span text:style-name="T1">HLLC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6.95cm" svg:y1="18.6cm" svg:x2="29.15cm" svg:y2="17.2cm" draw:start-shape="id9" draw:start-glue-point="0" draw:end-shape="id10" draw:end-glue-point="2" svg:d="M26950 18600l2200-1400" svg:viewBox="0 0 2201 1401">
          <text:p/>
        </draw:connector>
        <draw:connector draw:style-name="gr7" draw:text-style-name="P3" draw:layer="layout" draw:type="line" svg:x1="29.15cm" svg:y1="18.6cm" svg:x2="29.15cm" svg:y2="17.2cm" draw:start-shape="id11" draw:start-glue-point="0" draw:end-shape="id10" draw:end-glue-point="2" svg:d="M29150 18600v-1400" svg:viewBox="0 0 1 1401">
          <text:p/>
        </draw:connector>
        <draw:connector draw:style-name="gr7" draw:text-style-name="P3" draw:layer="layout" draw:type="line" svg:x1="31.4cm" svg:y1="18.6cm" svg:x2="29.15cm" svg:y2="17.2cm" draw:start-shape="id12" draw:start-glue-point="0" draw:end-shape="id10" draw:end-glue-point="2" svg:d="M31400 18600l-2250-1400" svg:viewBox="0 0 2251 1401">
          <text:p/>
        </draw:connector>
        <draw:connector draw:style-name="gr12" draw:text-style-name="P3" draw:layer="layout" draw:type="line" svg:x1="13.8cm" svg:y1="23.55cm" svg:x2="23cm" svg:y2="23.65cm" draw:start-shape="id3" draw:start-glue-point="1" draw:end-shape="id5" draw:end-glue-point="3" svg:d="M13800 23550l9200 100" svg:viewBox="0 0 9201 101">
          <text:p/>
        </draw:connector>
        <draw:connector draw:style-name="gr13" draw:text-style-name="P3" draw:layer="layout" draw:type="line" svg:x1="27.8cm" svg:y1="16.75cm" svg:x2="22.5cm" svg:y2="16.75cm" draw:start-shape="id10" draw:start-glue-point="3" draw:end-shape="id13" draw:end-glue-point="1" svg:d="M27800 16750h-5300" svg:viewBox="0 0 5301 1">
          <text:p/>
        </draw:connector>
        <draw:custom-shape draw:style-name="gr2" draw:text-style-name="P1" xml:id="id14" draw:id="id14" draw:layer="layout" svg:width="2.6cm" svg:height="0.9cm" svg:x="19.9cm" svg:y="10.5cm">
          <text:p text:style-name="P2"><text:span text:style-name="T1">Solve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1.2cm" svg:y1="11.4cm" svg:x2="11.55cm" svg:y2="16.2cm" draw:start-shape="id14" draw:start-glue-point="2" draw:end-shape="id15" draw:end-glue-point="0" svg:d="M21200 11400l-9650 4800" svg:viewBox="0 0 9651 4801">
          <text:p/>
        </draw:connector>
        <draw:connector draw:style-name="gr13" draw:text-style-name="P3" draw:layer="layout" draw:type="line" svg:x1="21.2cm" svg:y1="11.4cm" svg:x2="21.2cm" svg:y2="16.3cm" draw:start-shape="id14" draw:start-glue-point="2" draw:end-shape="id13" draw:end-glue-point="0" svg:d="M21200 11400v4900" svg:viewBox="0 0 1 4901">
          <text:p/>
        </draw:connector>
        <draw:connector draw:style-name="gr13" draw:text-style-name="P3" draw:layer="layout" draw:type="line" svg:x1="21.2cm" svg:y1="11.4cm" svg:x2="29.15cm" svg:y2="16.3cm" draw:start-shape="id14" draw:start-glue-point="2" draw:end-shape="id10" draw:end-glue-point="0" svg:d="M21200 11400l7950 4900" svg:viewBox="0 0 7951 4901">
          <text:p/>
        </draw:connector>
        <draw:custom-shape draw:style-name="gr10" draw:text-style-name="P1" xml:id="id16" draw:id="id16" draw:layer="layout" svg:width="2.7cm" svg:height="0.9cm" svg:x="10.2cm" svg:y="12.5cm">
          <text:p text:style-name="P2"><text:span text:style-name="T1">Indicato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1.55cm" svg:y1="13.4cm" svg:x2="11.55cm" svg:y2="16.2cm" draw:start-shape="id16" draw:start-glue-point="2" draw:end-shape="id15" draw:end-glue-point="0" svg:d="M11550 13400v2800" svg:viewBox="0 0 1 2801">
          <text:p/>
        </draw:connector>
        <draw:custom-shape draw:style-name="gr2" draw:text-style-name="P1" xml:id="id17" draw:id="id17" draw:layer="layout" svg:width="2.6cm" svg:height="0.9cm" svg:x="10.3cm" svg:y="8.3cm">
          <text:p text:style-name="P2"><text:span text:style-name="T1">Limite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1.6cm" svg:y1="9.2cm" svg:x2="11.55cm" svg:y2="12.5cm" draw:start-shape="id17" draw:start-glue-point="2" draw:end-shape="id16" draw:end-glue-point="0" svg:d="M11600 9200l-50 3300" svg:viewBox="0 0 51 3301">
          <text:p/>
        </draw:connector>
        <draw:connector draw:style-name="gr13" draw:text-style-name="P3" draw:layer="layout" draw:type="line" svg:x1="11.6cm" svg:y1="9.2cm" svg:x2="21.2cm" svg:y2="16.3cm" draw:start-shape="id17" draw:start-glue-point="2" draw:end-shape="id13" draw:end-glue-point="0" svg:d="M11600 9200l9600 7100" svg:viewBox="0 0 9601 7101">
          <text:p/>
        </draw:connector>
        <draw:custom-shape draw:style-name="gr2" draw:text-style-name="P1" xml:id="id18" draw:id="id18" draw:layer="layout" svg:width="2.6cm" svg:height="0.9cm" svg:x="2.4cm" svg:y="25.5cm">
          <text:p text:style-name="P2"><text:span text:style-name="T1">Time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0.1cm" svg:y1="25.95cm" svg:x2="5cm" svg:y2="25.95cm" draw:start-shape="id8" draw:start-glue-point="3" draw:end-shape="id18" draw:end-glue-point="1" svg:d="M20100 25950h-15100" svg:viewBox="0 0 15101 1">
          <text:p/>
        </draw:connector>
        <draw:connector draw:style-name="gr14" draw:text-style-name="P3" draw:layer="layout" draw:type="line" svg:x1="9cm" svg:y1="19.05cm" svg:x2="7.6cm" svg:y2="19.05cm" draw:start-shape="id2" draw:start-glue-point="3" draw:end-shape="id19" svg:d="M9000 19050h-1400" svg:viewBox="0 0 1401 1">
          <text:p/>
        </draw:connector>
        <draw:connector draw:style-name="gr14" draw:text-style-name="P3" draw:layer="layout" draw:type="line" svg:x1="16.3cm" svg:y1="19.6cm" svg:x2="13.8cm" svg:y2="23.55cm" draw:start-shape="id20" draw:start-glue-point="2" draw:end-shape="id3" svg:d="M16300 19600l-2500 3950" svg:viewBox="0 0 2501 3951">
          <text:p/>
        </draw:connector>
        <draw:connector draw:style-name="gr13" draw:text-style-name="P3" draw:layer="layout" draw:type="line" svg:x1="21.2cm" svg:y1="25.4cm" svg:x2="21.2cm" svg:y2="17.2cm" draw:start-shape="id8" draw:start-glue-point="0" draw:end-shape="id13" draw:end-glue-point="2" svg:d="M21200 25400v-8200" svg:viewBox="0 0 1 8201">
          <text:p/>
        </draw:connector>
        <draw:connector draw:style-name="gr13" draw:text-style-name="P3" draw:layer="layout" draw:type="line" svg:x1="13.35cm" svg:y1="18.5cm" svg:x2="19.9cm" svg:y2="16.75cm" draw:start-shape="id21" draw:start-glue-point="0" draw:end-shape="id13" draw:end-glue-point="3" svg:d="M13350 18500l6550-1750" svg:viewBox="0 0 6551 1751">
          <text:p/>
        </draw:connector>
        <draw:custom-shape draw:style-name="gr15" draw:text-style-name="P1" xml:id="id22" draw:id="id22" draw:layer="layout" svg:width="3.1cm" svg:height="0.9cm" svg:x="5.3cm" svg:y="11.5cm">
          <text:p text:style-name="P2"><text:span text:style-name="T1">No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3" draw:id="id23" draw:layer="layout" svg:width="3.1cm" svg:height="0.9cm" svg:x="5.3cm" svg:y="12.5cm">
          <text:p text:style-name="P2"><text:span text:style-name="T1">Every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4" draw:id="id24" draw:layer="layout" svg:width="3.1cm" svg:height="0.9cm" svg:x="5.3cm" svg:y="13.5cm">
          <text:p text:style-name="P2"><text:span text:style-name="T1">KXRCF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4cm" svg:y1="11.95cm" svg:x2="10.2cm" svg:y2="12.95cm" draw:start-shape="id22" draw:start-glue-point="1" draw:end-shape="id16" draw:end-glue-point="3" svg:d="M8400 11950l1800 1000" svg:viewBox="0 0 1801 1001">
          <text:p/>
        </draw:connector>
        <draw:connector draw:style-name="gr7" draw:text-style-name="P3" draw:layer="layout" draw:type="line" svg:x1="8.4cm" svg:y1="12.95cm" svg:x2="10.2cm" svg:y2="12.95cm" draw:start-shape="id23" draw:start-glue-point="1" draw:end-shape="id16" draw:end-glue-point="3" svg:d="M8400 12950h1800" svg:viewBox="0 0 1801 1">
          <text:p/>
        </draw:connector>
        <draw:connector draw:style-name="gr7" draw:text-style-name="P3" draw:layer="layout" draw:type="line" svg:x1="8.4cm" svg:y1="13.95cm" svg:x2="10.2cm" svg:y2="12.95cm" draw:start-shape="id24" draw:start-glue-point="1" draw:end-shape="id16" draw:end-glue-point="3" svg:d="M8400 13950l1800-1000" svg:viewBox="0 0 1801 1001">
          <text:p/>
        </draw:connector>
        <draw:custom-shape draw:style-name="gr15" draw:text-style-name="P1" xml:id="id25" draw:id="id25" draw:layer="layout" svg:width="3.1cm" svg:height="0.9cm" svg:x="5.3cm" svg:y="7.3cm">
          <text:p text:style-name="P2"><text:span text:style-name="T1">FinDi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6" draw:id="id26" draw:layer="layout" svg:width="3.1cm" svg:height="0.9cm" svg:x="5.3cm" svg:y="8.3cm">
          <text:p text:style-name="P2"><text:span text:style-name="T1">MUS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7" draw:id="id27" draw:layer="layout" svg:width="3.1cm" svg:height="0.9cm" svg:x="5.3cm" svg:y="9.3cm">
          <text:p text:style-name="P2"><text:span text:style-name="T1">WENO_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4cm" svg:y1="7.75cm" svg:x2="10.3cm" svg:y2="8.75cm" draw:start-shape="id25" draw:start-glue-point="1" draw:end-shape="id17" draw:end-glue-point="3" svg:d="M8400 7750l1900 1000" svg:viewBox="0 0 1901 1001">
          <text:p/>
        </draw:connector>
        <draw:connector draw:style-name="gr7" draw:text-style-name="P3" draw:layer="layout" draw:type="line" svg:x1="8.4cm" svg:y1="8.75cm" svg:x2="10.3cm" svg:y2="8.75cm" draw:start-shape="id26" draw:start-glue-point="1" draw:end-shape="id17" draw:end-glue-point="3" svg:d="M8400 8750h1900" svg:viewBox="0 0 1901 1">
          <text:p/>
        </draw:connector>
        <draw:connector draw:style-name="gr7" draw:text-style-name="P3" draw:layer="layout" draw:type="line" svg:x1="8.4cm" svg:y1="9.75cm" svg:x2="10.3cm" svg:y2="8.75cm" draw:start-shape="id27" draw:start-glue-point="1" draw:end-shape="id17" draw:end-glue-point="3" svg:d="M8400 9750l1900-1000" svg:viewBox="0 0 1901 1001">
          <text:p/>
        </draw:connector>
        <draw:connector draw:style-name="gr16" draw:text-style-name="P3" draw:layer="layout" svg:x1="11.2cm" svg:y1="19.05cm" svg:x2="12.4cm" svg:y2="19.05cm" draw:start-shape="id2" draw:start-glue-point="1" draw:end-shape="id21" svg:d="M11200 19050h1200" svg:viewBox="0 0 1201 1">
          <text:p/>
        </draw:connector>
        <draw:line draw:style-name="gr7" draw:text-style-name="P3" draw:layer="layout" svg:x1="27.6cm" svg:y1="2.6cm" svg:x2="31.8cm" svg:y2="2.6cm">
          <text:p/>
        </draw:line>
        <draw:line draw:style-name="gr14" draw:text-style-name="P3" draw:layer="layout" svg:x1="27.6cm" svg:y1="4.1cm" svg:x2="31.8cm" svg:y2="4.1cm">
          <text:p/>
        </draw:line>
        <draw:line draw:style-name="gr13" draw:text-style-name="P3" draw:layer="layout" svg:x1="27.6cm" svg:y1="5.5cm" svg:x2="31.7cm" svg:y2="5.5cm">
          <text:p/>
        </draw:line>
        <draw:frame draw:style-name="gr17" draw:text-style-name="P4" draw:layer="layout" svg:width="6.4cm" svg:height="0.962cm" svg:x="32.5cm" svg:y="2cm">
          <draw:text-box>
            <text:p>from child to parent</text:p>
          </draw:text-box>
        </draw:frame>
        <draw:frame draw:style-name="gr17" draw:text-style-name="P4" draw:layer="layout" svg:width="8.2cm" svg:height="0.962cm" svg:x="32.5cm" svg:y="3.5cm">
          <draw:text-box>
            <text:p>A have shared_pointer to B</text:p>
          </draw:text-box>
        </draw:frame>
        <draw:frame draw:style-name="gr17" draw:text-style-name="P4" draw:layer="layout" svg:width="8.2cm" svg:height="0.962cm" svg:x="32.5cm" svg:y="4.9cm">
          <draw:text-box>
            <text:p>A have reference to B</text:p>
          </draw:text-box>
        </draw:frame>
        <draw:custom-shape draw:style-name="gr18" draw:text-style-name="P1" xml:id="id28" draw:id="id28" draw:layer="layout" svg:width="3.4cm" svg:height="0.9cm" svg:x="35.9cm" svg:y="16.3cm">
          <text:p text:style-name="P2"><text:span text:style-name="T1">TimeControl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1.2cm" svg:y1="11.4cm" svg:x2="37.6cm" svg:y2="16.3cm" draw:end-shape="id28" draw:end-glue-point="0" svg:d="M21200 11400l16400 4900" svg:viewBox="0 0 16401 4901">
          <text:p/>
        </draw:connector>
        <draw:connector draw:style-name="gr19" draw:text-style-name="P5" draw:layer="layout" svg:x1="37.6cm" svg:y1="17.2cm" svg:x2="17.8cm" svg:y2="20.4cm" draw:start-shape="id28" draw:start-glue-point="2" draw:end-shape="id15" svg:d="M37600 17200v3200h-19800" svg:viewBox="0 0 1980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4:02:55.919104161</meta:creation-date>
    <dc:date>2018-04-19T18:38:07.227721767</dc:date>
    <meta:editing-duration>PT2H42M48S</meta:editing-duration>
    <meta:editing-cycles>9</meta:editing-cycles>
    <meta:generator>LibreOffice/5.4.5.1$Linux_X86_64 LibreOffice_project/40$Build-1</meta:generator>
    <meta:document-statistic meta:object-count="66"/>
  </office:meta>
</office:document-meta>
</file>